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margin-bottom="0in" fo:line-height="100%"/>
      <style:text-properties fo:font-weight="bold" style:font-weight-asian="bold" fo:font-size="14pt" style:font-size-asian="14pt" style:font-size-complex="14pt"/>
    </style:style>
    <style:style style:name="P2" style:parent-style-name="Normal" style:family="paragraph">
      <style:paragraph-properties fo:margin-bottom="0in" fo:line-height="100%"/>
    </style:style>
    <style:style style:name="P3" style:parent-style-name="Normal" style:family="paragraph">
      <style:paragraph-properties fo:margin-bottom="0in" fo:line-height="100%"/>
    </style:style>
    <style:style style:name="P4" style:parent-style-name="Normal" style:family="paragraph">
      <style:paragraph-properties fo:margin-bottom="0in" fo:line-height="100%"/>
    </style:style>
    <style:style style:name="P5" style:parent-style-name="Normal" style:family="paragraph">
      <style:paragraph-properties fo:margin-bottom="0in" fo:line-height="100%"/>
    </style:style>
    <style:style style:name="P6" style:parent-style-name="Normal" style:family="paragraph">
      <style:paragraph-properties fo:margin-bottom="0in"/>
    </style:style>
    <style:style style:name="P7"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8" style:parent-style-name="Normal" style:family="paragraph">
      <style:text-properties fo:font-weight="bold" style:font-weight-asian="bold" fo:font-size="14pt" style:font-size-asian="14pt"/>
    </style:style>
    <style:style style:name="T9" style:parent-style-name="DefaultParagraphFont" style:family="text">
      <style:text-properties fo:font-weight="bold" style:font-weight-asian="bold" fo:font-size="12pt" style:font-size-asian="12pt"/>
    </style:style>
    <style:style style:name="T10" style:parent-style-name="DefaultParagraphFont" style:family="text">
      <style:text-properties fo:font-weight="bold" style:font-weight-asian="bold" fo:font-size="12pt" style:font-size-asian="12pt"/>
    </style:style>
    <style:style style:name="T11" style:parent-style-name="DefaultParagraphFont" style:family="text">
      <style:text-properties fo:font-weight="bold" style:font-weight-asian="bold" fo:font-size="12pt" style:font-size-asian="12pt"/>
    </style:style>
    <style:style style:name="T12" style:parent-style-name="DefaultParagraphFont" style:family="text">
      <style:text-properties fo:font-weight="bold" style:font-weight-asian="bold" fo:font-size="12pt" style:font-size-asian="12pt"/>
    </style:style>
    <style:style style:name="T13" style:parent-style-name="DefaultParagraphFont" style:family="text">
      <style:text-properties fo:font-weight="bold" style:font-weight-asian="bold" fo:font-size="12pt" style:font-size-asian="12pt"/>
    </style:style>
    <style:style style:name="T14" style:parent-style-name="DefaultParagraphFont" style:family="text">
      <style:text-properties fo:font-weight="bold" style:font-weight-asian="bold" fo:font-size="12pt" style:font-size-asian="12pt"/>
    </style:style>
    <style:style style:name="T15" style:parent-style-name="DefaultParagraphFont" style:family="text">
      <style:text-properties fo:font-weight="bold" style:font-weight-asian="bold" fo:font-size="12pt" style:font-size-asian="12pt"/>
    </style:style>
    <style:style style:name="P16" style:parent-style-name="Normal" style:family="paragraph">
      <style:text-properties fo:font-weight="bold" style:font-weight-asian="bold" fo:font-size="12pt" style:font-size-asian="12pt"/>
    </style:style>
    <style:style style:name="P17" style:parent-style-name="Normal" style:family="paragraph">
      <style:text-properties fo:font-weight="bold" style:font-weight-asian="bold" fo:font-size="14pt" style:font-size-asian="14pt"/>
    </style:style>
    <style:style style:name="P18" style:parent-style-name="Normal" style:family="paragraph">
      <style:text-properties fo:font-weight="bold" style:font-weight-asian="bold" fo:font-size="12pt" style:font-size-asian="12pt"/>
    </style:style>
    <style:style style:name="T19" style:parent-style-name="DefaultParagraphFont" style:family="text">
      <style:text-properties fo:font-size="12pt" style:font-size-asian="12pt"/>
    </style:style>
    <style:style style:name="P20" style:parent-style-name="Normal" style:family="paragraph">
      <style:text-properties fo:font-weight="bold" style:font-weight-asian="bold" fo:font-size="12pt" style:font-size-asian="12pt"/>
    </style:style>
    <style:style style:name="P21" style:parent-style-name="Normal" style:family="paragraph">
      <style:paragraph-properties fo:text-indent="0.5in"/>
    </style:style>
    <style:style style:name="P22" style:parent-style-name="Normal" style:family="paragraph">
      <style:text-properties fo:font-weight="bold" style:font-weight-asian="bold" fo:font-size="12pt" style:font-size-asian="12pt"/>
    </style:style>
    <style:style style:name="P23" style:parent-style-name="Normal" style:family="paragraph">
      <style:paragraph-properties fo:text-indent="0.5in"/>
    </style:style>
    <style:style style:name="P24" style:parent-style-name="Normal" style:family="paragraph">
      <style:paragraph-properties fo:margin-left="0.5in">
        <style:tab-stops/>
      </style:paragraph-properties>
    </style:style>
    <style:style style:name="P25" style:parent-style-name="Normal" style:family="paragraph">
      <style:paragraph-properties fo:margin-left="0.5in">
        <style:tab-stops/>
      </style:paragraph-properties>
    </style:style>
    <style:style style:name="P26" style:parent-style-name="Normal" style:family="paragraph">
      <style:text-properties fo:font-weight="bold" style:font-weight-asian="bold" fo:font-size="12pt" style:font-size-asian="12pt"/>
    </style:style>
    <style:style style:name="P27" style:parent-style-name="Normal" style:family="paragraph">
      <style:paragraph-properties fo:text-indent="0.5in"/>
    </style:style>
    <style:style style:name="P28" style:parent-style-name="Normal" style:family="paragraph">
      <style:text-properties fo:font-weight="bold" style:font-weight-asian="bold" fo:font-size="12pt" style:font-size-asian="12pt"/>
    </style:style>
  </office:automatic-styles>
  <office:body>
    <office:text text:use-soft-page-breaks="true">
      <text:p text:style-name="P1">PHP Gus Code Review Meeting</text:p>
      <text:p text:style-name="P2">March 2, 2011</text:p>
      <text:p text:style-name="P3">Coordinator<text:tab/>-Colby</text:p>
      <text:p text:style-name="P4">Recorder<text:tab/>-Leah</text:p>
      <text:p text:style-name="P5">Review<text:tab/><text:tab/>-Everyone else</text:p>
      <text:p text:style-name="P6"/>
      <text:p text:style-name="Normal">Management is now being done via trac.</text:p>
      <text:p text:style-name="P7"><text:tab/>Bugs, browsing source, annotations, testing, etc.<text:s/></text:p>
      <text:p text:style-name="P8">Code Review<text:s/>– gus/php/http/system/application/controllers</text:p>
      <text:p text:style-name="Normal"><text:span text:style-name="T9">Admin (</text:span><text:span text:style-name="T10">Presenter –<text:s/></text:span><text:span text:style-name="T11">Cha</text:span><text:span text:style-name="T12">y</text:span><text:span text:style-name="T13">lo</text:span><text:span text:style-name="T14">, Author - Colby</text:span><text:span text:style-name="T15">)</text:span></text:p>
      <text:p text:style-name="Normal">The main issue with this controller as of right now, is that it assumes that if you are authenticated, then you are an admin. While for right now this is true, we need to be able to add in other layers of authentication soon.</text:p>
      <text:p text:style-name="Normal">One solution suggested would be to produce another function or module that will return the authentication level of the user. For right now, we could set this function to always return the admin level if the user is authenticated, otherwise return 0 if the user is not authenticated.</text:p>
      <text:p text:style-name="Normal">This means that within this controller and all other controllers that check authentication, this function would be called instead of manually checking the session data, and determining on the return value, the controller will either display the page normally, display a “you are not allowed to see this level of data” error, or re-direct the user to the login page.</text:p>
      <text:p text:style-name="Normal"/>
      <text:p text:style-name="P16">Auth (Presenter –<text:s/>Alex, Author - Colby)</text:p>
      <text:p text:style-name="Normal">This is our current login controller. It currently has some of the most complete tests. While these are interesting and meaningful, It was brought to our attention that<text:s/>a code review is not really supposed to be checking the tests, but rather the code itself.</text:p>
      <text:p text:style-name="Normal">In response to this, although the tests provide a unique insight to the actual functionality of the controller, they are not necessary to the final project. Perhaps a separate code inspection of the tests could be held if needed.</text:p>
      <text:p text:style-name="P17">Other controllers that were reviewed very briefly-</text:p>
      <text:p text:style-name="P18">Calendar (Reviewer –<text:s/>Scott, Author - Zeke)</text:p>
      <text:p text:style-name="Normal"><text:span text:style-name="T19"><text:tab/>This was able to clarify some PHP questions for people, however no bugs were found.</text:span><text:s/></text:p>
      <text:p text:style-name="P20">Docs(Reviewer –<text:s/>Abhay, Author - Alex)</text:p>
      <text:soft-page-break/>
      <text:p text:style-name="P21">The organizing<text:s/>functionality is not yet completed. And the tests do not check very well simply because most of the functionality comes in a separate file.</text:p>
      <text:p text:style-name="Normal"/>
      <text:p text:style-name="P22">Forum (Reviewer –<text:s/>Brett, Author – Chaylo among others?)</text:p>
      <text:p text:style-name="P23">For this controller, most<text:s/>of<text:s/>the<text:s/>work is done in the view. One potential problem to note is that the current sql needs to be replaced with ci, so<text:s/>that it won’t<text:s/>cause portability problems<text:s/>in the future.</text:p>
      <text:p text:style-name="P24">This inspection clarified some PHP questions<text:s/>as well.</text:p>
      <text:p text:style-name="P25"/>
      <text:p text:style-name="P26">grouppage(Reviewer –<text:s/>Colby, Author – Brett)</text:p>
      <text:p text:style-name="P27">Join, leave and associations are all still in the works. These need to be finished soon.</text:p>
      <text:p text:style-name="Normal"/>
      <text:p text:style-name="P28">groups(Reviewer –<text:s/>Abhay, Author – Colby)</text:p>
      <text:p text:style-name="Normal"><text:tab/>Nothing was really said about this controller.</text:p>
      <text:p text:style-name="Normal"/>
      <text:p text:style-name="Normal">Overall, it came to our attention at the end of the review meeting that it would be a lot more useful to<text:s/>review a smaller set of controllers rather than to go over as many as possible. In this exercise, we did not find even a single bug. The biggest problem that we found in any of our controllers was that there was a lot of code that was missing. Some of this is because it existed in another controller or view, but a lot of it was because the code had not yet been written. In any future code review meetings, it might be useful to focus on one functionality and inspect the models, views, and controllers that are directly associated with that functionality. A better way of choosing these functionalities could be to observe them and find ones that are bug-prone, or that seem complicated from an end-product viewpoint. Overall, this code inspection was not all that useful to us as an inspection, but was useful for getting us all on the same pag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Leah</meta:initial-creator>
    <dc:creator>Leah</dc:creator>
    <meta:creation-date>2011-03-04T19:48:00Z</meta:creation-date>
    <dc:date>2011-03-04T21:36:00Z</dc:date>
    <meta:template xlink:href="Normal.dotm" xlink:type="simple"/>
    <meta:editing-cycles>1</meta:editing-cycles>
    <meta:editing-duration>PT6480S</meta:editing-duration>
    <meta:document-statistic meta:page-count="2" meta:paragraph-count="7" meta:word-count="532" meta:character-count="3558" meta:row-count="25" meta:non-whitespace-character-count="3033"/>
  </office:meta>
</office:document-meta>
</file>